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3.7965in"/>
    </style:style>
    <style:style style:name="co4" style:family="table-column">
      <style:table-column-properties fo:break-before="auto" style:column-width="2.8102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922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1.3484in"/>
    </style:style>
    <style:style style:name="co11" style:family="table-column">
      <style:table-column-properties fo:break-before="auto" style:column-width="0.80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Boat automator 2.0_2022-10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JLCPCB Part Class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DEVKIT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32-DEVKITV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domer10</text:p>
          </table:table-cell>
          <table:table-cell table:formula="of:=[.E2] * [.J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MB12A12</text:p>
          </table:table-cell>
          <table:table-cell office:value-type="string" calcext:value-type="string">
            <text:p>BUZZER1</text:p>
          </table:table-cell>
          <table:table-cell office:value-type="string" calcext:value-type="string">
            <text:p>BUZ-TH_BD12.0-P7.60-D0.6-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B12A12</text:p>
          </table:table-cell>
          <table:table-cell office:value-type="string" calcext:value-type="string">
            <text:p>HNDZ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079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Extended Part</text:p>
          </table:table-cell>
          <table:table-cell/>
          <table:table-cell table:formula="of:=[.E3] * [.J3]"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SMD_BD4.0-L4.3-W4.3-LS5.3-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T1C220M0405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502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Extended Part</text:p>
          </table:table-cell>
          <table:table-cell/>
          <table:table-cell table:formula="of:=[.E4] * [.J4]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SMD_BD4.0-L4.3-W4.3-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T1V100M0405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485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Extended Part</text:p>
          </table:table-cell>
          <table:table-cell/>
          <table:table-cell table:formula="of:=[.E5] * [.J5]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,C5,C6</text:p>
          </table:table-cell>
          <table:table-cell office:value-type="string" calcext:value-type="string">
            <text:p>C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402KRX5R7BB1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2546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6] * [.J6]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4,C8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805KKX5R8BB10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983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Extended Part</text:p>
          </table:table-cell>
          <table:table-cell/>
          <table:table-cell table:formula="of:=[.E7] * [.J7]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402KRX5R6BB10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913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8] * [.J8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CN1,CN2,CN3,CN4,CN5</text:p>
          </table:table-cell>
          <table:table-cell office:value-type="string" calcext:value-type="string">
            <text:p>M3_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H-9A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88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kslimmm</text:p>
          </table:table-cell>
          <table:table-cell table:formula="of:=[.E9] * [.J9]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N4148W_C2840890</text:p>
          </table:table-cell>
          <table:table-cell office:value-type="string" calcext:value-type="string">
            <text:p>D1,D3,D4,D5</text:p>
          </table:table-cell>
          <table:table-cell office:value-type="string" calcext:value-type="string">
            <text:p>SOD-123_L2.7-W1.6-LS3.7-R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PSI(宝力芯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40890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0] * [.J10]"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N4001_C727079</text:p>
          </table:table-cell>
          <table:table-cell office:value-type="string" calcext:value-type="string">
            <text:p>D2,D6</text:p>
          </table:table-cell>
          <table:table-cell office:value-type="string" calcext:value-type="string">
            <text:p>SMA_L4.3-W2.5-LS5.0-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TWGM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707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1] * [.J11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0x40)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UMPER2-0603_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rosseruser</text:p>
          </table:table-cell>
          <table:table-cell table:formula="of:=[.E12] * 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0x41)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UMPER2-0603_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rosseruser</text:p>
          </table:table-cell>
          <table:table-cell table:formula="of:=[.E13] * [.J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0x43)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2-0603_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rosseruser</text:p>
          </table:table-cell>
          <table:table-cell table:formula="of:=[.E14] * [.J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0x42)</text:p>
          </table:table-cell>
          <table:table-cell office:value-type="string" calcext:value-type="string">
            <text:p>J4,J5,J6</text:p>
          </table:table-cell>
          <table:table-cell office:value-type="string" calcext:value-type="string">
            <text:p>JUMPER2-0603_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rosseruser</text:p>
          </table:table-cell>
          <table:table-cell table:formula="of:=[.E15] * [.J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RD-03VDC-SL-C_C496430</text:p>
          </table:table-cell>
          <table:table-cell office:value-type="string" calcext:value-type="string">
            <text:p>K1,K2,K3,K4</text:p>
          </table:table-cell>
          <table:table-cell office:value-type="string" calcext:value-type="string">
            <text:p>RELAY-TH_SRD-03VDC-SL-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D-03VDC-SL-C</text:p>
          </table:table-cell>
          <table:table-cell office:value-type="string" calcext:value-type="string">
            <text:p>松乐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430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6] * [.J16]" office:value-type="float" office:value="1.972" calcext:value-type="float">
            <text:p>1.9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L-2012SURC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0805-RD_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-2012SURC</text:p>
          </table:table-cell>
          <table:table-cell office:value-type="string" calcext:value-type="string">
            <text:p>XINGLIGHT(成兴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7] * [.J17]" office:value-type="float" office:value="0.006" calcext:value-type="float">
            <text:p>0.0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XL-2012UGC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0805-RD_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-2012UGC</text:p>
          </table:table-cell>
          <table:table-cell office:value-type="string" calcext:value-type="string">
            <text:p>XINGLIGHT(成兴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8] * [.J18]" office:value-type="float" office:value="0.007" calcext:value-type="float">
            <text:p>0.00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XL-3216BGWC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1206-RD_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-3216BGWC</text:p>
          </table:table-cell>
          <table:table-cell office:value-type="string" calcext:value-type="string">
            <text:p>XINGLIGHT(成兴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29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19] * [.J19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8050_C2146</text:p>
          </table:table-cell>
          <table:table-cell office:value-type="string" calcext:value-type="string">
            <text:p>Q1,Q2,Q4,Q5,Q7</text:p>
          </table:table-cell>
          <table:table-cell office:value-type="string" calcext:value-type="string">
            <text:p>SOT-23-3_L3.0-W1.7-P0.95-LS2.9-B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4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Basic Part</text:p>
          </table:table-cell>
          <table:table-cell/>
          <table:table-cell table:formula="of:=[.E20] * [.J20]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2306A</text:p>
          </table:table-cell>
          <table:table-cell office:value-type="string" calcext:value-type="string">
            <text:p>Q3,Q6</text:p>
          </table:table-cell>
          <table:table-cell office:value-type="string" calcext:value-type="string">
            <text:p>SOT-23_L2.9-W1.3-P1.90-LS2.4-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2306A</text:p>
          </table:table-cell>
          <table:table-cell office:value-type="string" calcext:value-type="string">
            <text:p>MQTSUK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5219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21] * [.J21]"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3404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SOT-23_L2.9-W1.3-P1.90-LS2.4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3404</text:p>
          </table:table-cell>
          <table:table-cell office:value-type="string" calcext:value-type="string">
            <text:p>AnB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278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22] * [.J22]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18,R19,R22,R25,R26,R27,R28,R29,R30,R37,R39,R41</text:p>
          </table:table-cell>
          <table:table-cell office:value-type="string" calcext:value-type="string">
            <text:p>R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19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/>
          <table:table-cell table:formula="of:=[.E23] * [.J23]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2,R9,R17,R20,R21,R40</text:p>
          </table:table-cell>
          <table:table-cell office:value-type="string" calcext:value-type="string">
            <text:p>R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42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/>
          <table:table-cell table:formula="of:=[.E24] * [.J24]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4,R24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58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/>
          <table:table-cell table:formula="of:=[.E25] * [.J25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,R12,R13,R16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1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230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xtended Part</text:p>
          </table:table-cell>
          <table:table-cell/>
          <table:table-cell table:formula="of:=[.E26] * [.J26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6,R11,R14,R15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J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09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/>
          <table:table-cell table:formula="of:=[.E27] * [.J27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7,R23</text:p>
          </table:table-cell>
          <table:table-cell office:value-type="string" calcext:value-type="string">
            <text:p>R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0402FR-074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70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28] * [.J28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1206FR-071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9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xtended Part</text:p>
          </table:table-cell>
          <table:table-cell/>
          <table:table-cell table:formula="of:=[.E29] * [.J29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1,R32,R33,R34,R35,R38</text:p>
          </table:table-cell>
          <table:table-cell office:value-type="string" calcext:value-type="string">
            <text:p>R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1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931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xtended Part</text:p>
          </table:table-cell>
          <table:table-cell/>
          <table:table-cell table:formula="of:=[.E30] * [.J30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7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1] * [.J31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1206JR-074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94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xtended Part</text:p>
          </table:table-cell>
          <table:table-cell/>
          <table:table-cell table:formula="of:=[.E32] * [.J32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44,R45</text:p>
          </table:table-cell>
          <table:table-cell office:value-type="string" calcext:value-type="string">
            <text:p>R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1206J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222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xtended Part</text:p>
          </table:table-cell>
          <table:table-cell/>
          <table:table-cell table:formula="of:=[.E33] * [.J33]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2512JK-0747RL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2512JK-0747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1367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4] * [.J34]" office:value-type="float" office:value="0.033" calcext:value-type="float">
            <text:p>0.0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MS1117-3.3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-4_L6.5-W3.5-P2.30-LS7.0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V</text:p>
          </table:table-cell>
          <table:table-cell office:value-type="string" calcext:value-type="string">
            <text:p>WPMtek(维攀微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88239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5] * [.J35]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EDGRC-5.08-03P-14-100A(H)</text:p>
          </table:table-cell>
          <table:table-cell office:value-type="string" calcext:value-type="string">
            <text:p>U2,U9,U11,U12,U19,U20,U21,U29</text:p>
          </table:table-cell>
          <table:table-cell office:value-type="string" calcext:value-type="string">
            <text:p>CONN-TH_2EDGRC-5.08-03P-14-100A-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EDGRC-5.08-03P-14-100A(H)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6931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6] * [.J36]"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EDGRC-5.08-02P-14-100A(H)</text:p>
          </table:table-cell>
          <table:table-cell office:value-type="string" calcext:value-type="string">
            <text:p>U3,U4,U5,U6,U8,U10,U13,U16,U17,U24,U26</text:p>
          </table:table-cell>
          <table:table-cell office:value-type="string" calcext:value-type="string">
            <text:p>CONN-TH_2EDGRC-5.08-02P-14-100A-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DGRC-5.08-02P-14-100A(H)</text:p>
          </table:table-cell>
          <table:table-cell office:value-type="string" calcext:value-type="string">
            <text:p>DEGS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69314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7] * [.J37]" office:value-type="float" office:value="1.309" calcext:value-type="float">
            <text:p>1.30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C817C_C3025164</text:p>
          </table:table-cell>
          <table:table-cell office:value-type="string" calcext:value-type="string">
            <text:p>U7,U14,U15,U18</text:p>
          </table:table-cell>
          <table:table-cell office:value-type="string" calcext:value-type="string">
            <text:p>OPTO-SMD-4_L4.6-W6.5-P2.54-LS10.3-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817C</text:p>
          </table:table-cell>
          <table:table-cell office:value-type="string" calcext:value-type="string">
            <text:p>GOODWORK(固得沃克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2516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8] * [.J38]" office:value-type="float" office:value="0.176" calcext:value-type="float">
            <text:p>0.17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MS1117-5.0_C2909825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SOT-223-3_L6.5-W3.4-P2.30-LS7.0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WPMtek(维攀微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982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39] * [.J39]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QFN-16_L4.0-W4.0-P0.65-TL-EP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125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LCSC</text:p>
          </table:table-cell>
          <table:table-cell table:formula="of:=[.E40] * [.J40]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SOIC-8_L4.9-W3.9-P1.27-LS6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084</text:p>
          </table:table-cell>
          <table:table-cell office:value-type="float" office:value="1.698" calcext:value-type="float">
            <text:p>1.698</text:p>
          </table:table-cell>
          <table:table-cell office:value-type="string" calcext:value-type="string">
            <text:p>Basic Part</text:p>
          </table:table-cell>
          <table:table-cell/>
          <table:table-cell table:formula="of:=[.E41] * [.J41]"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MSZ5246B</text:p>
          </table:table-cell>
          <table:table-cell office:value-type="string" calcext:value-type="string">
            <text:p>ZD1</text:p>
          </table:table-cell>
          <table:table-cell office:value-type="string" calcext:value-type="string">
            <text:p>SOD-123_L2.8-W1.8-LS3.7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6B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54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Extended Part</text:p>
          </table:table-cell>
          <table:table-cell/>
          <table:table-cell table:formula="of:=[.E42] * [.J42]" office:value-type="float" office:value="0.027" calcext:value-type="float">
            <text:p>0.027</text:p>
          </table:table-cell>
        </table:table-row>
        <table:table-row table:style-name="ro1">
          <table:table-cell table:number-columns-repeated="4"/>
          <table:table-cell table:formula="of:=SUM([.E2]: [.E42])" office:value-type="float" office:value="113" calcext:value-type="float">
            <text:p>113</text:p>
          </table:table-cell>
          <table:table-cell table:number-columns-repeated="7"/>
          <table:table-cell table:formula="of:=SUM([.M2]: [.M42])" office:value-type="float" office:value="14.891" calcext:value-type="float">
            <text:p>14.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0:17:46.5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12:40:15.959000000</dc:date>
    <meta:editing-duration>PT2H17M45S</meta:editing-duration>
    <meta:editing-cycles>2</meta:editing-cycles>
    <meta:generator>LibreOffice/7.2.4.1$Windows_X86_64 LibreOffice_project/27d75539669ac387bb498e35313b970b7fe9c4f9</meta:generator>
    <meta:document-statistic meta:table-count="1" meta:cell-count="506" meta:object-count="0"/>
  </office:meta>
</office:document-meta>
</file>